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ce5"/>
    </style:style>
    <style:style style:name="P2" style:family="paragraph" style:parent-style-name="Standard">
      <style:paragraph-properties fo:break-before="page"/>
      <style:text-properties officeooo:paragraph-rsid="001e0ce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or replace procedure plibros()</text:p>
      <text:p text:style-name="Standard"><text:s text:c="4"/>LANGUAGE PLPGSQL</text:p>
      <text:p text:style-name="Standard"><text:s text:c="4"/>AS</text:p>
      <text:p text:style-name="Standard">$$</text:p>
      <text:p text:style-name="Standard">DECLARE</text:p>
      <text:p text:style-name="Standard"><text:s text:c="2"/>x varchar;</text:p>
      <text:p text:style-name="Standard"><text:s text:c="2"/>fila record;</text:p>
      <text:p text:style-name="Standard"><text:s text:c="2"/>fila2 record;</text:p>
      <text:p text:style-name="Standard"><text:s text:c="2"/>cuenta integer;</text:p>
      <text:p text:style-name="Standard">BEGIN</text:p>
      <text:p text:style-name="Standard"><text:s text:c="3"/>x = '';</text:p>
      <text:p text:style-name="Standard"><text:s text:c="3"/>for fila in select * from autor LOOP</text:p>
      <text:p text:style-name="Standard"><text:s text:c="3"/><text:tab/>cuenta = 0;</text:p>
      <text:p text:style-name="Standard"><text:s text:c="3"/><text:tab/>x = x || E'\n' || fila.nomea;</text:p>
      <text:p text:style-name="Standard"><text:s text:c="3"/><text:tab/>for fila2 in select titulo,editorial from libro where codautor=fila.codautor LOOP</text:p>
      <text:p text:style-name="Standard"><text:s text:c="3"/><text:tab/><text:tab/>x = x || E'\n\t' || fila2.titulo || '----' || fila2.editorial;</text:p>
      <text:p text:style-name="Standard"><text:s text:c="3"/><text:tab/><text:tab/>cuenta = cuenta + 1;</text:p>
      <text:p text:style-name="Standard"><text:s text:c="3"/><text:tab/>end LOOP;</text:p>
      <text:p text:style-name="Standard"><text:s text:c="3"/><text:tab/>if cuenta &gt; 0 then</text:p>
      <text:p text:style-name="Standard"><text:tab/> <text:s text:c="2"/><text:tab/>x = x || E'\n\ttotal: ' || cuenta;</text:p>
      <text:p text:style-name="Standard"><text:tab/> <text:s text:c="2"/>else</text:p>
      <text:p text:style-name="Standard"><text:tab/> <text:s text:c="2"/><text:tab/>x = x || E'\n\tnon dispomos de libros de este autor';</text:p>
      <text:p text:style-name="Standard"><text:tab/>end if;</text:p>
      <text:p text:style-name="Standard"><text:s text:c="3"/>end LOOP;</text:p>
      <text:p text:style-name="Standard"><text:s text:c="3"/>raise notice '%',x;</text:p>
      <text:p text:style-name="Standard"/>
      <text:p text:style-name="Standard">end;</text:p>
      <text:p text:style-name="Standard">$$;</text:p>
      <text:p text:style-name="P1"/>
      <text:p text:style-name="P1"/>
      <text:p text:style-name="P2">CREATE or replace procedure ptitulos(nombreT varchar)</text:p>
      <text:p text:style-name="P1"><text:s text:c="4"/>LANGUAGE PLPGSQL</text:p>
      <text:p text:style-name="P1"><text:s text:c="4"/>AS</text:p>
      <text:p text:style-name="P1">$$</text:p>
      <text:p text:style-name="P1">DECLARE</text:p>
      <text:p text:style-name="P1"><text:s text:c="2"/>x varchar;</text:p>
      <text:p text:style-name="P1"><text:s text:c="2"/>codigoL varchar;</text:p>
      <text:p text:style-name="P1"><text:s text:c="2"/>fila record;</text:p>
      <text:p text:style-name="P1"><text:s text:c="2"/>cuenta integer;</text:p>
      <text:p text:style-name="P1">BEGIN</text:p>
      <text:p text:style-name="P1">x = '';</text:p>
      <text:p text:style-name="P1">cuenta = 0;</text:p>
      <text:p text:style-name="P1"><text:s text:c="3"/>select clibro into STRICT codigoL from libro where titulo=nombreT;</text:p>
      <text:p text:style-name="P1"><text:s text:c="3"/>x = x || E'\ncodigo do libro: ' || codigoL;</text:p>
      <text:p text:style-name="P1"><text:s text:c="3"/></text:p>
      <text:p text:style-name="P1"><text:s text:c="3"/>for fila in select clibro,numeroe from exemplar where clibro=codigoL LOOP</text:p>
      <text:p text:style-name="P1"><text:s text:c="3"/><text:tab/>x = x || E'\n\t' || fila.clibro || ',' ||fila.numeroe;</text:p>
      <text:p text:style-name="P1"><text:s text:c="3"/><text:tab/>cuenta = cuenta +1;</text:p>
      <text:p text:style-name="P1"><text:s text:c="3"/>end LOOP;</text:p>
      <text:p text:style-name="P1"><text:s text:c="3"/></text:p>
      <text:p text:style-name="P1"><text:s text:c="3"/>if cuenta = 0 then</text:p>
      <text:p text:style-name="P1"><text:s text:c="3"/><text:tab/>x = x || E'\n\tLibro sin exemplares';</text:p>
      <text:p text:style-name="P1"><text:s text:c="6"/>else</text:p>
      <text:p text:style-name="P1"><text:s text:c="6"/><text:tab/>x = x || E'\n\tTotal dos exemplares: ' || cuenta;</text:p>
      <text:p text:style-name="P1"><text:s text:c="3"/>end if; </text:p>
      <text:p text:style-name="P1"><text:s text:c="3"/><text:tab/></text:p>
      <text:p text:style-name="P1"><text:s text:c="3"/>raise notice '%',x;</text:p>
      <text:p text:style-name="P1"/>
      <text:p text:style-name="P1"><text:s text:c="3"/>exception</text:p>
      <text:p text:style-name="P1"><text:s text:c="3"/><text:tab/>when no_data_found then</text:p>
      <text:p text:style-name="P1"><text:s text:c="3"/><text:tab/><text:tab/>raise notice 'libro inexistente';</text:p>
      <text:p text:style-name="P1">end;</text:p>
      <text:p text:style-name="P1">$$;</text:p>
      <text:p text:style-name="P1"/>
      <text:p text:style-name="P2">DROP FUNCTION trixe() CASCADE;</text:p>
      <text:p text:style-name="P1">CREATE FUNCTION trixe()</text:p>
      <text:p text:style-name="P1"><text:tab/>RETURNS TRIGGER</text:p>
      <text:p text:style-name="P1"><text:tab/>LANGUAGE PLPGSQL</text:p>
      <text:p text:style-name="P1"><text:s text:c="4"/>AS </text:p>
      <text:p text:style-name="P1">$$ <text:s/></text:p>
      <text:p text:style-name="P1">DECLARE</text:p>
      <text:p text:style-name="P1"><text:s text:c="2"/>fila record;</text:p>
      <text:p text:style-name="P1"><text:s text:c="2"/>cuenta integer;</text:p>
      <text:p text:style-name="P1"><text:s text:c="2"/>bandera integer;</text:p>
      <text:p text:style-name="P1">BEGIN</text:p>
      <text:p text:style-name="P1">bandera=0;</text:p>
      <text:p text:style-name="P1"><text:s text:c="2"/>for fila in select nomea from area where nomed=new.nomed LOOP</text:p>
      <text:p text:style-name="P1"><text:s text:c="2"/><text:tab/>select count(*) into cuenta from profesor where nomea=fila.nomea and nsocio=new.nsocio;</text:p>
      <text:p text:style-name="P1"><text:s text:c="2"/><text:tab/>if cuenta !=0 then</text:p>
      <text:p text:style-name="P1"><text:s text:c="2"/><text:tab/><text:tab/>bandera=1;</text:p>
      <text:p text:style-name="P1"><text:s text:c="2"/><text:tab/>end if;</text:p>
      <text:p text:style-name="P1"><text:s text:c="2"/>end LOOP;</text:p>
      <text:p text:style-name="P1"><text:s text:c="2"/>if bandera=1 then</text:p>
      <text:p text:style-name="P1"><text:s text:c="2"/><text:tab/>raise notice 'rexistro inserido';</text:p>
      <text:p text:style-name="P1"><text:s text:c="5"/>else</text:p>
      <text:p text:style-name="P1"><text:s text:c="5"/><text:tab/>raise exception 'o profesor non traballa en ningunha area do departamento';</text:p>
      <text:p text:style-name="P1"><text:s text:c="2"/>end if;</text:p>
      <text:p text:style-name="P1"><text:s text:c="2"/>return new;</text:p>
      <text:p text:style-name="P1">END;</text:p>
      <text:p text:style-name="P1">$$;</text:p>
      <text:p text:style-name="P1">CREATE TRIGGER trixet before INSERT ON dirixe for each row EXECUTE PROCEDURE trixe();</text:p>
      <text:p text:style-name="P2">DROP FUNCTION tmaxdirixe() CASCADE;</text:p>
      <text:p text:style-name="P1">CREATE FUNCTION tmaxdirixe()</text:p>
      <text:p text:style-name="P1"><text:tab/>RETURNS TRIGGER</text:p>
      <text:p text:style-name="P1"><text:tab/>LANGUAGE PLPGSQL</text:p>
      <text:p text:style-name="P1"><text:s text:c="4"/>AS </text:p>
      <text:p text:style-name="P1">$$ <text:s/></text:p>
      <text:p text:style-name="P1">DECLARE</text:p>
      <text:p text:style-name="P1"><text:s text:c="2"/>cuenta integer;</text:p>
      <text:p text:style-name="P1">BEGIN</text:p>
      <text:p text:style-name="P1"><text:s text:c="2"/>select count(*) into cuenta from dirixe where nsocio=new.nsocio;</text:p>
      <text:p text:style-name="P1"><text:s text:c="2"/></text:p>
      <text:p text:style-name="P1"><text:s text:c="2"/>if cuenta &gt;=2 then</text:p>
      <text:p text:style-name="P1"><text:s text:c="2"/><text:tab/>raise exception 'o profesor non debe dirixir mais de dous departamentos, insercion rexeitada';</text:p>
      <text:p text:style-name="P1"><text:s text:c="5"/>else</text:p>
      <text:p text:style-name="P1"><text:s text:c="5"/><text:tab/>raise notice 'rexistro inserido';</text:p>
      <text:p text:style-name="P1"><text:s text:c="2"/>end if;</text:p>
      <text:p text:style-name="P1"><text:s text:c="2"/>return new;</text:p>
      <text:p text:style-name="P1">END;</text:p>
      <text:p text:style-name="P1">$$;</text:p>
      <text:p text:style-name="P1">CREATE TRIGGER tmaxdirixet before INSERT ON dirixe for each row EXECUTE PROCEDURE tmaxdirixe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32:06.420640210</meta:creation-date>
    <dc:date>2023-03-27T12:34:47.964040834</dc:date>
    <meta:editing-duration>PT2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6" meta:word-count="367" meta:character-count="2438" meta:non-whitespace-character-count="1929"/>
  </office:meta>
</office:document-meta>
</file>